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lexType.processGroup( Element grou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mplexTyp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lexType.processAll( Element al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lexType.processComplexExtension( Element complexExtens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mplexType.getElement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lexType.processSequence( Element sequenc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omplexType.processAny( Element an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plexType.processChoice( Element cho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lexType.processSimpleContent( Element simpleCont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plexType.processSimpleExtension( Element an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plexType.processComplexContent( Element complexCont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plexType.processComplexRestriction( Element complexRestric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mplexType.getElementType( String elem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lexType.ComplexType( Element type , WsdlTypes wsdlTyp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mplexType.processElement( Eleme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lexType.processSimpleRestriction( Element simpleRestri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